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2e9a" officeooo:paragraph-rsid="00132e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<text:tab/>B<text:tab/>C<text:tab/>D</text:p>
      <text:p text:style-name="P1">e<text:tab/>f<text:tab/>g<text:tab/>h</text:p>
      <text:p text:style-name="P1">I<text:tab/>J<text:tab/>K<text:tab/>L</text:p>
      <text:p text:style-name="P1"/>
      <text:p text:style-name="P1"/>
      <text:p text:style-name="P1">f → C → L</text:p>
      <text:p text:style-name="P1">h → D → J</text:p>
      <text:p text:style-name="P1">g → A → K</text:p>
      <text:p text:style-name="P1">e → B → I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5T12:04:58.552000000</meta:creation-date>
    <dc:date>2023-10-05T12:15:16.114000000</dc:date>
    <meta:editing-duration>PT10M18S</meta:editing-duration>
    <meta:editing-cycles>1</meta:editing-cycles>
    <meta:document-statistic meta:table-count="0" meta:image-count="0" meta:object-count="0" meta:page-count="1" meta:paragraph-count="7" meta:word-count="32" meta:character-count="57" meta:non-whitespace-character-count="32"/>
    <meta:generator>LibreOffice/7.5.4.2$Windows_X86_64 LibreOffice_project/36ccfdc35048b057fd9854c757a8b67ec53977b6</meta:generator>
  </office:meta>
</office:document-meta>
</file>